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1c4f" officeooo:paragraph-rsid="00131c4f"/>
    </style:style>
    <style:style style:name="P2" style:family="paragraph" style:parent-style-name="Standard" style:list-style-name="L1">
      <style:text-properties officeooo:rsid="000eb9e3" officeooo:paragraph-rsid="000eb9e3"/>
    </style:style>
    <style:style style:name="P3" style:family="paragraph" style:parent-style-name="Standard" style:list-style-name="L1">
      <style:text-properties officeooo:rsid="0012acf1" officeooo:paragraph-rsid="0012acf1"/>
    </style:style>
    <style:style style:name="P4" style:family="paragraph" style:parent-style-name="Standard" style:list-style-name="L1">
      <style:text-properties officeooo:rsid="000fec14" officeooo:paragraph-rsid="000fec14"/>
    </style:style>
    <style:style style:name="P5" style:family="paragraph" style:parent-style-name="Standard" style:list-style-name="L2">
      <style:text-properties officeooo:rsid="00166a08" officeooo:paragraph-rsid="00166a08"/>
    </style:style>
    <style:style style:name="P6" style:family="paragraph" style:parent-style-name="Standard" style:list-style-name="L2">
      <style:text-properties officeooo:rsid="00180289" officeooo:paragraph-rsid="001802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97412572" text:style-name="L2">
        <text:list-item>
          <text:p text:style-name="P5">Main menu</text:p>
        </text:list-item>
        <text:list-item>
          <text:p text:style-name="P5">Level select</text:p>
        </text:list-item>
        <text:list-item>
          <text:p text:style-name="P5">Game</text:p>
        </text:list-item>
        <text:list-item>
          <text:p text:style-name="P6">Settings</text:p>
        </text:list-item>
        <text:list-item>
          <text:p text:style-name="P5">Game over screen</text:p>
        </text:list-item>
        <text:list-item>
          <text:p text:style-name="P5">Level complete screen</text:p>
        </text:list-item>
      </text:list>
      <text:list xml:id="list3092472487" text:style-name="L1">
        <text:list-header>
          <text:p text:style-name="P4"/>
          <text:p text:style-name="P4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8T19:27:20.273000000</meta:creation-date>
    <meta:generator>LibreOffice/6.4.7.2$Windows_X86_64 LibreOffice_project/639b8ac485750d5696d7590a72ef1b496725cfb5</meta:generator>
    <dc:date>2021-11-30T20:13:57.337000000</dc:date>
    <meta:editing-duration>PT1H13M19S</meta:editing-duration>
    <meta:editing-cycles>10</meta:editing-cycles>
    <meta:document-statistic meta:table-count="0" meta:image-count="0" meta:object-count="0" meta:page-count="1" meta:paragraph-count="6" meta:word-count="18" meta:character-count="82" meta:non-whitespace-character-count="76"/>
  </office:meta>
</office:document-meta>
</file>